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named Project Simulation Magnitude Plot" table:style-name="ta1">
        <table:shapes>
          <draw:frame draw:z-index="0" draw:style-name="gr1" draw:text-style-name="P1" svg:width="453.74pt" svg:height="255.26pt" svg:x="265.86pt" svg:y="107.66pt">
            <draw:object draw:notify-on-update-of-ranges="'Unnamed Project Simulation Magnitude Plot'.A1:'Unnamed Project Simulation Magnitude Plot'.A1 'Unnamed Project Simulation Magnitude Plot'.A2:'Unnamed Project Simulation Magnitude Plot'.A111 'Unnamed Project Simulation Magnitude Plot'.B1:'Unnamed Project Simulation Magnitude Plot'.B1 'Unnamed Project Simulation Magnitude Plot'.B2:'Unnamed Project Simulation Magnitude Plot'.B1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equency Hz</text:p>
          </table:table-cell>
          <table:table-cell office:value-type="string" calcext:value-type="string">
            <text:p>db(v(net1001)) dBV</text:p>
          </table:table-cell>
        </table:table-row>
        <table:table-row table:style-name="ro1">
          <table:table-cell office:value-type="float" office:value="2200000000" calcext:value-type="float">
            <text:p>2200000000</text:p>
          </table:table-cell>
          <table:table-cell office:value-type="float" office:value="14.0894176892" calcext:value-type="float">
            <text:p>14.0894176892</text:p>
          </table:table-cell>
        </table:table-row>
        <table:table-row table:style-name="ro1">
          <table:table-cell office:value-type="float" office:value="2203379718.17" calcext:value-type="float">
            <text:p>2203379718.17</text:p>
          </table:table-cell>
          <table:table-cell office:value-type="float" office:value="14.1986342245" calcext:value-type="float">
            <text:p>14.1986342245</text:p>
          </table:table-cell>
        </table:table-row>
        <table:table-row table:style-name="ro1">
          <table:table-cell office:value-type="float" office:value="2206764628.38" calcext:value-type="float">
            <text:p>2206764628.38</text:p>
          </table:table-cell>
          <table:table-cell office:value-type="float" office:value="14.3095838372" calcext:value-type="float">
            <text:p>14.3095838372</text:p>
          </table:table-cell>
        </table:table-row>
        <table:table-row table:style-name="ro1">
          <table:table-cell office:value-type="float" office:value="2210154738.61" calcext:value-type="float">
            <text:p>2210154738.61</text:p>
          </table:table-cell>
          <table:table-cell office:value-type="float" office:value="14.4223168448" calcext:value-type="float">
            <text:p>14.4223168448</text:p>
          </table:table-cell>
        </table:table-row>
        <table:table-row table:style-name="ro1">
          <table:table-cell office:value-type="float" office:value="2213550056.85" calcext:value-type="float">
            <text:p>2213550056.85</text:p>
          </table:table-cell>
          <table:table-cell office:value-type="float" office:value="14.5368857797" calcext:value-type="float">
            <text:p>14.5368857797</text:p>
          </table:table-cell>
        </table:table-row>
        <table:table-row table:style-name="ro1">
          <table:table-cell office:value-type="float" office:value="2216950591.1" calcext:value-type="float">
            <text:p>2216950591.1</text:p>
          </table:table-cell>
          <table:table-cell office:value-type="float" office:value="14.653345521" calcext:value-type="float">
            <text:p>14.653345521</text:p>
          </table:table-cell>
        </table:table-row>
        <table:table-row table:style-name="ro1">
          <table:table-cell office:value-type="float" office:value="2220356349.37" calcext:value-type="float">
            <text:p>2220356349.37</text:p>
          </table:table-cell>
          <table:table-cell office:value-type="float" office:value="14.7717534365" calcext:value-type="float">
            <text:p>14.7717534365</text:p>
          </table:table-cell>
        </table:table-row>
        <table:table-row table:style-name="ro1">
          <table:table-cell office:value-type="float" office:value="2223767339.68" calcext:value-type="float">
            <text:p>2223767339.68</text:p>
          </table:table-cell>
          <table:table-cell office:value-type="float" office:value="14.8921695358" calcext:value-type="float">
            <text:p>14.8921695358</text:p>
          </table:table-cell>
        </table:table-row>
        <table:table-row table:style-name="ro1">
          <table:table-cell office:value-type="float" office:value="2227183570.09" calcext:value-type="float">
            <text:p>2227183570.09</text:p>
          </table:table-cell>
          <table:table-cell office:value-type="float" office:value="15.0146566344" calcext:value-type="float">
            <text:p>15.0146566344</text:p>
          </table:table-cell>
        </table:table-row>
        <table:table-row table:style-name="ro1">
          <table:table-cell office:value-type="float" office:value="2230605048.62" calcext:value-type="float">
            <text:p>2230605048.62</text:p>
          </table:table-cell>
          <table:table-cell office:value-type="float" office:value="15.1392805318" calcext:value-type="float">
            <text:p>15.1392805318</text:p>
          </table:table-cell>
        </table:table-row>
        <table:table-row table:style-name="ro1">
          <table:table-cell office:value-type="float" office:value="2234031783.35" calcext:value-type="float">
            <text:p>2234031783.35</text:p>
          </table:table-cell>
          <table:table-cell office:value-type="float" office:value="15.2661102035" calcext:value-type="float">
            <text:p>15.2661102035</text:p>
          </table:table-cell>
        </table:table-row>
        <table:table-row table:style-name="ro1">
          <table:table-cell office:value-type="float" office:value="2237463782.36" calcext:value-type="float">
            <text:p>2237463782.36</text:p>
          </table:table-cell>
          <table:table-cell office:value-type="float" office:value="15.3952180089" calcext:value-type="float">
            <text:p>15.3952180089</text:p>
          </table:table-cell>
        </table:table-row>
        <table:table-row table:style-name="ro1">
          <table:table-cell office:value-type="float" office:value="2240901053.72" calcext:value-type="float">
            <text:p>2240901053.72</text:p>
          </table:table-cell>
          <table:table-cell office:value-type="float" office:value="15.5266799159" calcext:value-type="float">
            <text:p>15.5266799159</text:p>
          </table:table-cell>
        </table:table-row>
        <table:table-row table:style-name="ro1">
          <table:table-cell office:value-type="float" office:value="2244343605.54" calcext:value-type="float">
            <text:p>2244343605.54</text:p>
          </table:table-cell>
          <table:table-cell office:value-type="float" office:value="15.6605757453" calcext:value-type="float">
            <text:p>15.6605757453</text:p>
          </table:table-cell>
        </table:table-row>
        <table:table-row table:style-name="ro1">
          <table:table-cell office:value-type="float" office:value="2247791445.93" calcext:value-type="float">
            <text:p>2247791445.93</text:p>
          </table:table-cell>
          <table:table-cell office:value-type="float" office:value="15.7969894356" calcext:value-type="float">
            <text:p>15.7969894356</text:p>
          </table:table-cell>
        </table:table-row>
        <table:table-row table:style-name="ro1">
          <table:table-cell office:value-type="float" office:value="2251244583.02" calcext:value-type="float">
            <text:p>2251244583.02</text:p>
          </table:table-cell>
          <table:table-cell office:value-type="float" office:value="15.9360093313" calcext:value-type="float">
            <text:p>15.9360093313</text:p>
          </table:table-cell>
        </table:table-row>
        <table:table-row table:style-name="ro1">
          <table:table-cell office:value-type="float" office:value="2254703024.94" calcext:value-type="float">
            <text:p>2254703024.94</text:p>
          </table:table-cell>
          <table:table-cell office:value-type="float" office:value="16.077728497" calcext:value-type="float">
            <text:p>16.077728497</text:p>
          </table:table-cell>
        </table:table-row>
        <table:table-row table:style-name="ro1">
          <table:table-cell office:value-type="float" office:value="2258166779.84" calcext:value-type="float">
            <text:p>2258166779.84</text:p>
          </table:table-cell>
          <table:table-cell office:value-type="float" office:value="16.2222450589" calcext:value-type="float">
            <text:p>16.2222450589</text:p>
          </table:table-cell>
        </table:table-row>
        <table:table-row table:style-name="ro1">
          <table:table-cell office:value-type="float" office:value="2261635855.88" calcext:value-type="float">
            <text:p>2261635855.88</text:p>
          </table:table-cell>
          <table:table-cell office:value-type="float" office:value="16.3696625798" calcext:value-type="float">
            <text:p>16.3696625798</text:p>
          </table:table-cell>
        </table:table-row>
        <table:table-row table:style-name="ro1">
          <table:table-cell office:value-type="float" office:value="2265110261.24" calcext:value-type="float">
            <text:p>2265110261.24</text:p>
          </table:table-cell>
          <table:table-cell office:value-type="float" office:value="16.5200904674" calcext:value-type="float">
            <text:p>16.5200904674</text:p>
          </table:table-cell>
        </table:table-row>
        <table:table-row table:style-name="ro1">
          <table:table-cell office:value-type="float" office:value="2268590004.1" calcext:value-type="float">
            <text:p>2268590004.1</text:p>
          </table:table-cell>
          <table:table-cell office:value-type="float" office:value="16.673644423" calcext:value-type="float">
            <text:p>16.673644423</text:p>
          </table:table-cell>
        </table:table-row>
        <table:table-row table:style-name="ro1">
          <table:table-cell office:value-type="float" office:value="2272075092.68" calcext:value-type="float">
            <text:p>2272075092.68</text:p>
          </table:table-cell>
          <table:table-cell office:value-type="float" office:value="16.8304469334" calcext:value-type="float">
            <text:p>16.8304469334</text:p>
          </table:table-cell>
        </table:table-row>
        <table:table-row table:style-name="ro1">
          <table:table-cell office:value-type="float" office:value="2275565535.16" calcext:value-type="float">
            <text:p>2275565535.16</text:p>
          </table:table-cell>
          <table:table-cell office:value-type="float" office:value="16.9906278125" calcext:value-type="float">
            <text:p>16.9906278125</text:p>
          </table:table-cell>
        </table:table-row>
        <table:table-row table:style-name="ro1">
          <table:table-cell office:value-type="float" office:value="2279061339.79" calcext:value-type="float">
            <text:p>2279061339.79</text:p>
          </table:table-cell>
          <table:table-cell office:value-type="float" office:value="17.1543247972" calcext:value-type="float">
            <text:p>17.1543247972</text:p>
          </table:table-cell>
        </table:table-row>
        <table:table-row table:style-name="ro1">
          <table:table-cell office:value-type="float" office:value="2282562514.8" calcext:value-type="float">
            <text:p>2282562514.8</text:p>
          </table:table-cell>
          <table:table-cell office:value-type="float" office:value="17.3216842056" calcext:value-type="float">
            <text:p>17.3216842056</text:p>
          </table:table-cell>
        </table:table-row>
        <table:table-row table:style-name="ro1">
          <table:table-cell office:value-type="float" office:value="2286069068.44" calcext:value-type="float">
            <text:p>2286069068.44</text:p>
          </table:table-cell>
          <table:table-cell office:value-type="float" office:value="17.4928616652" calcext:value-type="float">
            <text:p>17.4928616652</text:p>
          </table:table-cell>
        </table:table-row>
        <table:table-row table:style-name="ro1">
          <table:table-cell office:value-type="float" office:value="2289581008.97" calcext:value-type="float">
            <text:p>2289581008.97</text:p>
          </table:table-cell>
          <table:table-cell office:value-type="float" office:value="17.6680229198" calcext:value-type="float">
            <text:p>17.6680229198</text:p>
          </table:table-cell>
        </table:table-row>
        <table:table-row table:style-name="ro1">
          <table:table-cell office:value-type="float" office:value="2293098344.67" calcext:value-type="float">
            <text:p>2293098344.67</text:p>
          </table:table-cell>
          <table:table-cell office:value-type="float" office:value="17.8473447255" calcext:value-type="float">
            <text:p>17.8473447255</text:p>
          </table:table-cell>
        </table:table-row>
        <table:table-row table:style-name="ro1">
          <table:table-cell office:value-type="float" office:value="2296621083.82" calcext:value-type="float">
            <text:p>2296621083.82</text:p>
          </table:table-cell>
          <table:table-cell office:value-type="float" office:value="18.0310158484" calcext:value-type="float">
            <text:p>18.0310158484</text:p>
          </table:table-cell>
        </table:table-row>
        <table:table-row table:style-name="ro1">
          <table:table-cell office:value-type="float" office:value="2300149234.73" calcext:value-type="float">
            <text:p>2300149234.73</text:p>
          </table:table-cell>
          <table:table-cell office:value-type="float" office:value="18.2192381782" calcext:value-type="float">
            <text:p>18.2192381782</text:p>
          </table:table-cell>
        </table:table-row>
        <table:table-row table:style-name="ro1">
          <table:table-cell office:value-type="float" office:value="2303682805.71" calcext:value-type="float">
            <text:p>2303682805.71</text:p>
          </table:table-cell>
          <table:table-cell office:value-type="float" office:value="18.4122279735" calcext:value-type="float">
            <text:p>18.4122279735</text:p>
          </table:table-cell>
        </table:table-row>
        <table:table-row table:style-name="ro1">
          <table:table-cell office:value-type="float" office:value="2307221805.09" calcext:value-type="float">
            <text:p>2307221805.09</text:p>
          </table:table-cell>
          <table:table-cell office:value-type="float" office:value="18.6102172584" calcext:value-type="float">
            <text:p>18.6102172584</text:p>
          </table:table-cell>
        </table:table-row>
        <table:table-row table:style-name="ro1">
          <table:table-cell office:value-type="float" office:value="2310766241.21" calcext:value-type="float">
            <text:p>2310766241.21</text:p>
          </table:table-cell>
          <table:table-cell office:value-type="float" office:value="18.8134553932" calcext:value-type="float">
            <text:p>18.8134553932</text:p>
          </table:table-cell>
        </table:table-row>
        <table:table-row table:style-name="ro1">
          <table:table-cell office:value-type="float" office:value="2314316122.41" calcext:value-type="float">
            <text:p>2314316122.41</text:p>
          </table:table-cell>
          <table:table-cell office:value-type="float" office:value="19.0222108461" calcext:value-type="float">
            <text:p>19.0222108461</text:p>
          </table:table-cell>
        </table:table-row>
        <table:table-row table:style-name="ro1">
          <table:table-cell office:value-type="float" office:value="2317871457.07" calcext:value-type="float">
            <text:p>2317871457.07</text:p>
          </table:table-cell>
          <table:table-cell office:value-type="float" office:value="19.2367731962" calcext:value-type="float">
            <text:p>19.2367731962</text:p>
          </table:table-cell>
        </table:table-row>
        <table:table-row table:style-name="ro1">
          <table:table-cell office:value-type="float" office:value="2321432253.56" calcext:value-type="float">
            <text:p>2321432253.56</text:p>
          </table:table-cell>
          <table:table-cell office:value-type="float" office:value="19.4574554068" calcext:value-type="float">
            <text:p>19.4574554068</text:p>
          </table:table-cell>
        </table:table-row>
        <table:table-row table:style-name="ro1">
          <table:table-cell office:value-type="float" office:value="2324998520.27" calcext:value-type="float">
            <text:p>2324998520.27</text:p>
          </table:table-cell>
          <table:table-cell office:value-type="float" office:value="19.6845964132" calcext:value-type="float">
            <text:p>19.6845964132</text:p>
          </table:table-cell>
        </table:table-row>
        <table:table-row table:style-name="ro1">
          <table:table-cell office:value-type="float" office:value="2328570265.61" calcext:value-type="float">
            <text:p>2328570265.61</text:p>
          </table:table-cell>
          <table:table-cell office:value-type="float" office:value="19.9185640783" calcext:value-type="float">
            <text:p>19.9185640783</text:p>
          </table:table-cell>
        </table:table-row>
        <table:table-row table:style-name="ro1">
          <table:table-cell office:value-type="float" office:value="2332147497.99" calcext:value-type="float">
            <text:p>2332147497.99</text:p>
          </table:table-cell>
          <table:table-cell office:value-type="float" office:value="20.1597585808" calcext:value-type="float">
            <text:p>20.1597585808</text:p>
          </table:table-cell>
        </table:table-row>
        <table:table-row table:style-name="ro1">
          <table:table-cell office:value-type="float" office:value="2335730225.84" calcext:value-type="float">
            <text:p>2335730225.84</text:p>
          </table:table-cell>
          <table:table-cell office:value-type="float" office:value="20.4086163153" calcext:value-type="float">
            <text:p>20.4086163153</text:p>
          </table:table-cell>
        </table:table-row>
        <table:table-row table:style-name="ro1">
          <table:table-cell office:value-type="float" office:value="2339318457.6" calcext:value-type="float">
            <text:p>2339318457.6</text:p>
          </table:table-cell>
          <table:table-cell office:value-type="float" office:value="20.6656143987" calcext:value-type="float">
            <text:p>20.6656143987</text:p>
          </table:table-cell>
        </table:table-row>
        <table:table-row table:style-name="ro1">
          <table:table-cell office:value-type="float" office:value="2342912201.74" calcext:value-type="float">
            <text:p>2342912201.74</text:p>
          </table:table-cell>
          <table:table-cell office:value-type="float" office:value="20.9312758992" calcext:value-type="float">
            <text:p>20.9312758992</text:p>
          </table:table-cell>
        </table:table-row>
        <table:table-row table:style-name="ro1">
          <table:table-cell office:value-type="float" office:value="2346511466.71" calcext:value-type="float">
            <text:p>2346511466.71</text:p>
          </table:table-cell>
          <table:table-cell office:value-type="float" office:value="21.2061759343" calcext:value-type="float">
            <text:p>21.2061759343</text:p>
          </table:table-cell>
        </table:table-row>
        <table:table-row table:style-name="ro1">
          <table:table-cell office:value-type="float" office:value="2350116261" calcext:value-type="float">
            <text:p>2350116261</text:p>
          </table:table-cell>
          <table:table-cell office:value-type="float" office:value="21.4909488134" calcext:value-type="float">
            <text:p>21.4909488134</text:p>
          </table:table-cell>
        </table:table-row>
        <table:table-row table:style-name="ro1">
          <table:table-cell office:value-type="float" office:value="2353726593.1" calcext:value-type="float">
            <text:p>2353726593.1</text:p>
          </table:table-cell>
          <table:table-cell office:value-type="float" office:value="21.7862964508" calcext:value-type="float">
            <text:p>21.7862964508</text:p>
          </table:table-cell>
        </table:table-row>
        <table:table-row table:style-name="ro1">
          <table:table-cell office:value-type="float" office:value="2357342471.52" calcext:value-type="float">
            <text:p>2357342471.52</text:p>
          </table:table-cell>
          <table:table-cell office:value-type="float" office:value="22.0929983269" calcext:value-type="float">
            <text:p>22.0929983269</text:p>
          </table:table-cell>
        </table:table-row>
        <table:table-row table:style-name="ro1">
          <table:table-cell office:value-type="float" office:value="2360963904.79" calcext:value-type="float">
            <text:p>2360963904.79</text:p>
          </table:table-cell>
          <table:table-cell office:value-type="float" office:value="22.4119233564" calcext:value-type="float">
            <text:p>22.4119233564</text:p>
          </table:table-cell>
        </table:table-row>
        <table:table-row table:style-name="ro1">
          <table:table-cell office:value-type="float" office:value="2364590901.43" calcext:value-type="float">
            <text:p>2364590901.43</text:p>
          </table:table-cell>
          <table:table-cell office:value-type="float" office:value="22.7440441156" calcext:value-type="float">
            <text:p>22.7440441156</text:p>
          </table:table-cell>
        </table:table-row>
        <table:table-row table:style-name="ro1">
          <table:table-cell office:value-type="float" office:value="2368223469.99" calcext:value-type="float">
            <text:p>2368223469.99</text:p>
          </table:table-cell>
          <table:table-cell office:value-type="float" office:value="23.0904540165" calcext:value-type="float">
            <text:p>23.0904540165</text:p>
          </table:table-cell>
        </table:table-row>
        <table:table-row table:style-name="ro1">
          <table:table-cell office:value-type="float" office:value="2371861619.03" calcext:value-type="float">
            <text:p>2371861619.03</text:p>
          </table:table-cell>
          <table:table-cell office:value-type="float" office:value="23.4523881929" calcext:value-type="float">
            <text:p>23.4523881929</text:p>
          </table:table-cell>
        </table:table-row>
        <table:table-row table:style-name="ro1">
          <table:table-cell office:value-type="float" office:value="2375505357.12" calcext:value-type="float">
            <text:p>2375505357.12</text:p>
          </table:table-cell>
          <table:table-cell office:value-type="float" office:value="23.831249102" calcext:value-type="float">
            <text:p>23.831249102</text:p>
          </table:table-cell>
        </table:table-row>
        <table:table-row table:style-name="ro1">
          <table:table-cell office:value-type="float" office:value="2379154692.86" calcext:value-type="float">
            <text:p>2379154692.86</text:p>
          </table:table-cell>
          <table:table-cell office:value-type="float" office:value="24.2286381837" calcext:value-type="float">
            <text:p>24.2286381837</text:p>
          </table:table-cell>
        </table:table-row>
        <table:table-row table:style-name="ro1">
          <table:table-cell office:value-type="float" office:value="2382809634.83" calcext:value-type="float">
            <text:p>2382809634.83</text:p>
          </table:table-cell>
          <table:table-cell office:value-type="float" office:value="24.6463953791" calcext:value-type="float">
            <text:p>24.6463953791</text:p>
          </table:table-cell>
        </table:table-row>
        <table:table-row table:style-name="ro1">
          <table:table-cell office:value-type="float" office:value="2386470191.65" calcext:value-type="float">
            <text:p>2386470191.65</text:p>
          </table:table-cell>
          <table:table-cell office:value-type="float" office:value="25.0866489756" calcext:value-type="float">
            <text:p>25.0866489756</text:p>
          </table:table-cell>
        </table:table-row>
        <table:table-row table:style-name="ro1">
          <table:table-cell office:value-type="float" office:value="2390136371.96" calcext:value-type="float">
            <text:p>2390136371.96</text:p>
          </table:table-cell>
          <table:table-cell office:value-type="float" office:value="25.551879195" calcext:value-type="float">
            <text:p>25.551879195</text:p>
          </table:table-cell>
        </table:table-row>
        <table:table-row table:style-name="ro1">
          <table:table-cell office:value-type="float" office:value="2393808184.38" calcext:value-type="float">
            <text:p>2393808184.38</text:p>
          </table:table-cell>
          <table:table-cell office:value-type="float" office:value="26.0450003378" calcext:value-type="float">
            <text:p>26.0450003378</text:p>
          </table:table-cell>
        </table:table-row>
        <table:table-row table:style-name="ro1">
          <table:table-cell office:value-type="float" office:value="2397485637.56" calcext:value-type="float">
            <text:p>2397485637.56</text:p>
          </table:table-cell>
          <table:table-cell office:value-type="float" office:value="26.5694683874" calcext:value-type="float">
            <text:p>26.5694683874</text:p>
          </table:table-cell>
        </table:table-row>
        <table:table-row table:style-name="ro1">
          <table:table-cell office:value-type="float" office:value="2401168740.19" calcext:value-type="float">
            <text:p>2401168740.19</text:p>
          </table:table-cell>
          <table:table-cell office:value-type="float" office:value="27.1294241722" calcext:value-type="float">
            <text:p>27.1294241722</text:p>
          </table:table-cell>
        </table:table-row>
        <table:table-row table:style-name="ro1">
          <table:table-cell office:value-type="float" office:value="2404857500.92" calcext:value-type="float">
            <text:p>2404857500.92</text:p>
          </table:table-cell>
          <table:table-cell office:value-type="float" office:value="27.7298871913" calcext:value-type="float">
            <text:p>27.7298871913</text:p>
          </table:table-cell>
        </table:table-row>
        <table:table-row table:style-name="ro1">
          <table:table-cell office:value-type="float" office:value="2408551928.46" calcext:value-type="float">
            <text:p>2408551928.46</text:p>
          </table:table-cell>
          <table:table-cell office:value-type="float" office:value="28.377023267" calcext:value-type="float">
            <text:p>28.377023267</text:p>
          </table:table-cell>
        </table:table-row>
        <table:table-row table:style-name="ro1">
          <table:table-cell office:value-type="float" office:value="2412252031.52" calcext:value-type="float">
            <text:p>2412252031.52</text:p>
          </table:table-cell>
          <table:table-cell office:value-type="float" office:value="29.0785225728" calcext:value-type="float">
            <text:p>29.0785225728</text:p>
          </table:table-cell>
        </table:table-row>
        <table:table-row table:style-name="ro1">
          <table:table-cell office:value-type="float" office:value="2415957818.8" calcext:value-type="float">
            <text:p>2415957818.8</text:p>
          </table:table-cell>
          <table:table-cell office:value-type="float" office:value="29.8441476055" calcext:value-type="float">
            <text:p>29.8441476055</text:p>
          </table:table-cell>
        </table:table-row>
        <table:table-row table:style-name="ro1">
          <table:table-cell office:value-type="float" office:value="2419669299.04" calcext:value-type="float">
            <text:p>2419669299.04</text:p>
          </table:table-cell>
          <table:table-cell office:value-type="float" office:value="30.6865519207" calcext:value-type="float">
            <text:p>30.6865519207</text:p>
          </table:table-cell>
        </table:table-row>
        <table:table-row table:style-name="ro1">
          <table:table-cell office:value-type="float" office:value="2423386480.99" calcext:value-type="float">
            <text:p>2423386480.99</text:p>
          </table:table-cell>
          <table:table-cell office:value-type="float" office:value="31.622547958" calcext:value-type="float">
            <text:p>31.622547958</text:p>
          </table:table-cell>
        </table:table-row>
        <table:table-row table:style-name="ro1">
          <table:table-cell office:value-type="float" office:value="2427109373.41" calcext:value-type="float">
            <text:p>2427109373.41</text:p>
          </table:table-cell>
          <table:table-cell office:value-type="float" office:value="32.6751563948" calcext:value-type="float">
            <text:p>32.6751563948</text:p>
          </table:table-cell>
        </table:table-row>
        <table:table-row table:style-name="ro1">
          <table:table-cell office:value-type="float" office:value="2430837985.07" calcext:value-type="float">
            <text:p>2430837985.07</text:p>
          </table:table-cell>
          <table:table-cell office:value-type="float" office:value="33.8770975009" calcext:value-type="float">
            <text:p>33.8770975009</text:p>
          </table:table-cell>
        </table:table-row>
        <table:table-row table:style-name="ro1">
          <table:table-cell office:value-type="float" office:value="2434572324.75" calcext:value-type="float">
            <text:p>2434572324.75</text:p>
          </table:table-cell>
          <table:table-cell office:value-type="float" office:value="35.2771445664" calcext:value-type="float">
            <text:p>35.2771445664</text:p>
          </table:table-cell>
        </table:table-row>
        <table:table-row table:style-name="ro1">
          <table:table-cell office:value-type="float" office:value="2438312401.26" calcext:value-type="float">
            <text:p>2438312401.26</text:p>
          </table:table-cell>
          <table:table-cell office:value-type="float" office:value="36.9527174376" calcext:value-type="float">
            <text:p>36.9527174376</text:p>
          </table:table-cell>
        </table:table-row>
        <table:table-row table:style-name="ro1">
          <table:table-cell office:value-type="float" office:value="2442058223.41" calcext:value-type="float">
            <text:p>2442058223.41</text:p>
          </table:table-cell>
          <table:table-cell office:value-type="float" office:value="39.0379123056" calcext:value-type="float">
            <text:p>39.0379123056</text:p>
          </table:table-cell>
        </table:table-row>
        <table:table-row table:style-name="ro1">
          <table:table-cell office:value-type="float" office:value="2445809800.02" calcext:value-type="float">
            <text:p>2445809800.02</text:p>
          </table:table-cell>
          <table:table-cell office:value-type="float" office:value="41.7972959031" calcext:value-type="float">
            <text:p>41.7972959031</text:p>
          </table:table-cell>
        </table:table-row>
        <table:table-row table:style-name="ro1">
          <table:table-cell office:value-type="float" office:value="2449567139.94" calcext:value-type="float">
            <text:p>2449567139.94</text:p>
          </table:table-cell>
          <table:table-cell office:value-type="float" office:value="45.8810059644" calcext:value-type="float">
            <text:p>45.8810059644</text:p>
          </table:table-cell>
        </table:table-row>
        <table:table-row table:style-name="ro1">
          <table:table-cell office:value-type="float" office:value="2453330252.01" calcext:value-type="float">
            <text:p>2453330252.01</text:p>
          </table:table-cell>
          <table:table-cell office:value-type="float" office:value="53.8852443926" calcext:value-type="float">
            <text:p>53.8852443926</text:p>
          </table:table-cell>
        </table:table-row>
        <table:table-row table:style-name="ro1">
          <table:table-cell office:value-type="float" office:value="2457099145.12" calcext:value-type="float">
            <text:p>2457099145.12</text:p>
          </table:table-cell>
          <table:table-cell office:value-type="float" office:value="59.6025903721" calcext:value-type="float">
            <text:p>59.6025903721</text:p>
          </table:table-cell>
        </table:table-row>
        <table:table-row table:style-name="ro1">
          <table:table-cell office:value-type="float" office:value="2460873828.13" calcext:value-type="float">
            <text:p>2460873828.13</text:p>
          </table:table-cell>
          <table:table-cell office:value-type="float" office:value="47.6918027327" calcext:value-type="float">
            <text:p>47.6918027327</text:p>
          </table:table-cell>
        </table:table-row>
        <table:table-row table:style-name="ro1">
          <table:table-cell office:value-type="float" office:value="2464654309.94" calcext:value-type="float">
            <text:p>2464654309.94</text:p>
          </table:table-cell>
          <table:table-cell office:value-type="float" office:value="42.8384273577" calcext:value-type="float">
            <text:p>42.8384273577</text:p>
          </table:table-cell>
        </table:table-row>
        <table:table-row table:style-name="ro1">
          <table:table-cell office:value-type="float" office:value="2468440599.46" calcext:value-type="float">
            <text:p>2468440599.46</text:p>
          </table:table-cell>
          <table:table-cell office:value-type="float" office:value="39.7353419145" calcext:value-type="float">
            <text:p>39.7353419145</text:p>
          </table:table-cell>
        </table:table-row>
        <table:table-row table:style-name="ro1">
          <table:table-cell office:value-type="float" office:value="2472232705.62" calcext:value-type="float">
            <text:p>2472232705.62</text:p>
          </table:table-cell>
          <table:table-cell office:value-type="float" office:value="37.4475913391" calcext:value-type="float">
            <text:p>37.4475913391</text:p>
          </table:table-cell>
        </table:table-row>
        <table:table-row table:style-name="ro1">
          <table:table-cell office:value-type="float" office:value="2476030637.34" calcext:value-type="float">
            <text:p>2476030637.34</text:p>
          </table:table-cell>
          <table:table-cell office:value-type="float" office:value="35.6334910492" calcext:value-type="float">
            <text:p>35.6334910492</text:p>
          </table:table-cell>
        </table:table-row>
        <table:table-row table:style-name="ro1">
          <table:table-cell office:value-type="float" office:value="2479834403.59" calcext:value-type="float">
            <text:p>2479834403.59</text:p>
          </table:table-cell>
          <table:table-cell office:value-type="float" office:value="34.1293609052" calcext:value-type="float">
            <text:p>34.1293609052</text:p>
          </table:table-cell>
        </table:table-row>
        <table:table-row table:style-name="ro1">
          <table:table-cell office:value-type="float" office:value="2483644013.31" calcext:value-type="float">
            <text:p>2483644013.31</text:p>
          </table:table-cell>
          <table:table-cell office:value-type="float" office:value="32.8439925899" calcext:value-type="float">
            <text:p>32.8439925899</text:p>
          </table:table-cell>
        </table:table-row>
        <table:table-row table:style-name="ro1">
          <table:table-cell office:value-type="float" office:value="2487459475.49" calcext:value-type="float">
            <text:p>2487459475.49</text:p>
          </table:table-cell>
          <table:table-cell office:value-type="float" office:value="31.7213182535" calcext:value-type="float">
            <text:p>31.7213182535</text:p>
          </table:table-cell>
        </table:table-row>
        <table:table-row table:style-name="ro1">
          <table:table-cell office:value-type="float" office:value="2491280799.12" calcext:value-type="float">
            <text:p>2491280799.12</text:p>
          </table:table-cell>
          <table:table-cell office:value-type="float" office:value="30.7243963503" calcext:value-type="float">
            <text:p>30.7243963503</text:p>
          </table:table-cell>
        </table:table-row>
        <table:table-row table:style-name="ro1">
          <table:table-cell office:value-type="float" office:value="2495107993.2" calcext:value-type="float">
            <text:p>2495107993.2</text:p>
          </table:table-cell>
          <table:table-cell office:value-type="float" office:value="29.8275938159" calcext:value-type="float">
            <text:p>29.8275938159</text:p>
          </table:table-cell>
        </table:table-row>
        <table:table-row table:style-name="ro1">
          <table:table-cell office:value-type="float" office:value="2498941066.75" calcext:value-type="float">
            <text:p>2498941066.75</text:p>
          </table:table-cell>
          <table:table-cell office:value-type="float" office:value="29.0123948393" calcext:value-type="float">
            <text:p>29.0123948393</text:p>
          </table:table-cell>
        </table:table-row>
        <table:table-row table:style-name="ro1">
          <table:table-cell office:value-type="float" office:value="2502780028.81" calcext:value-type="float">
            <text:p>2502780028.81</text:p>
          </table:table-cell>
          <table:table-cell office:value-type="float" office:value="28.2649877514" calcext:value-type="float">
            <text:p>28.2649877514</text:p>
          </table:table-cell>
        </table:table-row>
        <table:table-row table:style-name="ro1">
          <table:table-cell office:value-type="float" office:value="2506624888.42" calcext:value-type="float">
            <text:p>2506624888.42</text:p>
          </table:table-cell>
          <table:table-cell office:value-type="float" office:value="27.574795181" calcext:value-type="float">
            <text:p>27.574795181</text:p>
          </table:table-cell>
        </table:table-row>
        <table:table-row table:style-name="ro1">
          <table:table-cell office:value-type="float" office:value="2510475654.64" calcext:value-type="float">
            <text:p>2510475654.64</text:p>
          </table:table-cell>
          <table:table-cell office:value-type="float" office:value="26.9335369266" calcext:value-type="float">
            <text:p>26.9335369266</text:p>
          </table:table-cell>
        </table:table-row>
        <table:table-row table:style-name="ro1">
          <table:table-cell office:value-type="float" office:value="2514332336.54" calcext:value-type="float">
            <text:p>2514332336.54</text:p>
          </table:table-cell>
          <table:table-cell office:value-type="float" office:value="26.3346094342" calcext:value-type="float">
            <text:p>26.3346094342</text:p>
          </table:table-cell>
        </table:table-row>
        <table:table-row table:style-name="ro1">
          <table:table-cell office:value-type="float" office:value="2518194943.21" calcext:value-type="float">
            <text:p>2518194943.21</text:p>
          </table:table-cell>
          <table:table-cell office:value-type="float" office:value="25.7726616087" calcext:value-type="float">
            <text:p>25.7726616087</text:p>
          </table:table-cell>
        </table:table-row>
        <table:table-row table:style-name="ro1">
          <table:table-cell office:value-type="float" office:value="2522063483.76" calcext:value-type="float">
            <text:p>2522063483.76</text:p>
          </table:table-cell>
          <table:table-cell office:value-type="float" office:value="25.2432968308" calcext:value-type="float">
            <text:p>25.2432968308</text:p>
          </table:table-cell>
        </table:table-row>
        <table:table-row table:style-name="ro1">
          <table:table-cell office:value-type="float" office:value="2525937967.29" calcext:value-type="float">
            <text:p>2525937967.29</text:p>
          </table:table-cell>
          <table:table-cell office:value-type="float" office:value="24.7428586403" calcext:value-type="float">
            <text:p>24.7428586403</text:p>
          </table:table-cell>
        </table:table-row>
        <table:table-row table:style-name="ro1">
          <table:table-cell office:value-type="float" office:value="2529818402.95" calcext:value-type="float">
            <text:p>2529818402.95</text:p>
          </table:table-cell>
          <table:table-cell office:value-type="float" office:value="24.2682733885" calcext:value-type="float">
            <text:p>24.2682733885</text:p>
          </table:table-cell>
        </table:table-row>
        <table:table-row table:style-name="ro1">
          <table:table-cell office:value-type="float" office:value="2533704799.87" calcext:value-type="float">
            <text:p>2533704799.87</text:p>
          </table:table-cell>
          <table:table-cell office:value-type="float" office:value="23.8169326009" calcext:value-type="float">
            <text:p>23.8169326009</text:p>
          </table:table-cell>
        </table:table-row>
        <table:table-row table:style-name="ro1">
          <table:table-cell office:value-type="float" office:value="2537597167.21" calcext:value-type="float">
            <text:p>2537597167.21</text:p>
          </table:table-cell>
          <table:table-cell office:value-type="float" office:value="23.3866036009" calcext:value-type="float">
            <text:p>23.3866036009</text:p>
          </table:table-cell>
        </table:table-row>
        <table:table-row table:style-name="ro1">
          <table:table-cell office:value-type="float" office:value="2541495514.14" calcext:value-type="float">
            <text:p>2541495514.14</text:p>
          </table:table-cell>
          <table:table-cell office:value-type="float" office:value="22.9753606182" calcext:value-type="float">
            <text:p>22.9753606182</text:p>
          </table:table-cell>
        </table:table-row>
        <table:table-row table:style-name="ro1">
          <table:table-cell office:value-type="float" office:value="2545399849.85" calcext:value-type="float">
            <text:p>2545399849.85</text:p>
          </table:table-cell>
          <table:table-cell office:value-type="float" office:value="22.581530994" calcext:value-type="float">
            <text:p>22.581530994</text:p>
          </table:table-cell>
        </table:table-row>
        <table:table-row table:style-name="ro1">
          <table:table-cell office:value-type="float" office:value="2549310183.54" calcext:value-type="float">
            <text:p>2549310183.54</text:p>
          </table:table-cell>
          <table:table-cell office:value-type="float" office:value="22.2036526806" calcext:value-type="float">
            <text:p>22.2036526806</text:p>
          </table:table-cell>
        </table:table-row>
        <table:table-row table:style-name="ro1">
          <table:table-cell office:value-type="float" office:value="2553226524.43" calcext:value-type="float">
            <text:p>2553226524.43</text:p>
          </table:table-cell>
          <table:table-cell office:value-type="float" office:value="21.8404403021" calcext:value-type="float">
            <text:p>21.8404403021</text:p>
          </table:table-cell>
        </table:table-row>
        <table:table-row table:style-name="ro1">
          <table:table-cell office:value-type="float" office:value="2557148881.73" calcext:value-type="float">
            <text:p>2557148881.73</text:p>
          </table:table-cell>
          <table:table-cell office:value-type="float" office:value="21.4907577883" calcext:value-type="float">
            <text:p>21.4907577883</text:p>
          </table:table-cell>
        </table:table-row>
        <table:table-row table:style-name="ro1">
          <table:table-cell office:value-type="float" office:value="2561077264.7" calcext:value-type="float">
            <text:p>2561077264.7</text:p>
          </table:table-cell>
          <table:table-cell office:value-type="float" office:value="21.1535961101" calcext:value-type="float">
            <text:p>21.1535961101</text:p>
          </table:table-cell>
        </table:table-row>
        <table:table-row table:style-name="ro1">
          <table:table-cell office:value-type="float" office:value="2565011682.6" calcext:value-type="float">
            <text:p>2565011682.6</text:p>
          </table:table-cell>
          <table:table-cell office:value-type="float" office:value="20.8280550167" calcext:value-type="float">
            <text:p>20.8280550167</text:p>
          </table:table-cell>
        </table:table-row>
        <table:table-row table:style-name="ro1">
          <table:table-cell office:value-type="float" office:value="2568952144.68" calcext:value-type="float">
            <text:p>2568952144.68</text:p>
          </table:table-cell>
          <table:table-cell office:value-type="float" office:value="20.5133279402" calcext:value-type="float">
            <text:p>20.5133279402</text:p>
          </table:table-cell>
        </table:table-row>
        <table:table-row table:style-name="ro1">
          <table:table-cell office:value-type="float" office:value="2572898660.24" calcext:value-type="float">
            <text:p>2572898660.24</text:p>
          </table:table-cell>
          <table:table-cell office:value-type="float" office:value="20.208689432" calcext:value-type="float">
            <text:p>20.208689432</text:p>
          </table:table-cell>
        </table:table-row>
        <table:table-row table:style-name="ro1">
          <table:table-cell office:value-type="float" office:value="2576851238.58" calcext:value-type="float">
            <text:p>2576851238.58</text:p>
          </table:table-cell>
          <table:table-cell office:value-type="float" office:value="19.9134846366" calcext:value-type="float">
            <text:p>19.9134846366</text:p>
          </table:table-cell>
        </table:table-row>
        <table:table-row table:style-name="ro1">
          <table:table-cell office:value-type="float" office:value="2580809889.02" calcext:value-type="float">
            <text:p>2580809889.02</text:p>
          </table:table-cell>
          <table:table-cell office:value-type="float" office:value="19.6271204196" calcext:value-type="float">
            <text:p>19.6271204196</text:p>
          </table:table-cell>
        </table:table-row>
        <table:table-row table:style-name="ro1">
          <table:table-cell office:value-type="float" office:value="2584774620.87" calcext:value-type="float">
            <text:p>2584774620.87</text:p>
          </table:table-cell>
          <table:table-cell office:value-type="float" office:value="19.3490578469" calcext:value-type="float">
            <text:p>19.3490578469</text:p>
          </table:table-cell>
        </table:table-row>
        <table:table-row table:style-name="ro1">
          <table:table-cell office:value-type="float" office:value="2588745443.48" calcext:value-type="float">
            <text:p>2588745443.48</text:p>
          </table:table-cell>
          <table:table-cell office:value-type="float" office:value="19.0788057757" calcext:value-type="float">
            <text:p>19.0788057757</text:p>
          </table:table-cell>
        </table:table-row>
        <table:table-row table:style-name="ro1">
          <table:table-cell office:value-type="float" office:value="2592722366.21" calcext:value-type="float">
            <text:p>2592722366.21</text:p>
          </table:table-cell>
          <table:table-cell office:value-type="float" office:value="18.8159153657" calcext:value-type="float">
            <text:p>18.8159153657</text:p>
          </table:table-cell>
        </table:table-row>
        <table:table-row table:style-name="ro1">
          <table:table-cell office:value-type="float" office:value="2596705398.43" calcext:value-type="float">
            <text:p>2596705398.43</text:p>
          </table:table-cell>
          <table:table-cell office:value-type="float" office:value="18.5599753564" calcext:value-type="float">
            <text:p>18.5599753564</text:p>
          </table:table-cell>
        </table:table-row>
        <table:table-row table:style-name="ro1">
          <table:table-cell office:value-type="float" office:value="2600694549.53" calcext:value-type="float">
            <text:p>2600694549.53</text:p>
          </table:table-cell>
          <table:table-cell office:value-type="float" office:value="18.3106079853" calcext:value-type="float">
            <text:p>18.31060798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9T16:10:40.135875133</dc:date>
    <meta:editing-duration>P1DT22H48M17S</meta:editing-duration>
    <meta:editing-cycles>1</meta:editing-cycles>
    <meta:document-statistic meta:table-count="1" meta:cell-count="22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legend chart:legend-position="end" svg:x="11.701cm" svg:y="4.204cm" style:legend-expansion="high" chart:style-name="ch2"/>
        <chart:plot-area chart:style-name="ch3" table:cell-range-address="'Unnamed Project Simulation Magnitude Plot'.A1:'Unnamed Project Simulation Magnitude Plot'.B111" chart:data-source-has-labels="row" svg:x="0.32cm" svg:y="0.18cm" svg:width="11.061cm" svg:height="8.646cm">
          <chartooo:coordinate-region svg:x="1.246cm" svg:y="0.379cm" svg:width="9.20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Unnamed Project Simulation Magnitude Plot'.B2:'Unnamed Project Simulation Magnitude Plot'.B111" chart:label-cell-address="'Unnamed Project Simulation Magnitude Plot'.B1:'Unnamed Project Simulation Magnitude Plot'.B1" chart:class="chart:scatter">
            <chart:domain table:cell-range-address="'Unnamed Project Simulation Magnitude Plot'.A2:'Unnamed Project Simulation Magnitude Plot'.A111"/>
            <chart:data-point chart:repeated="1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b(v(net1001)) dBV</text:p>
                <draw:g>
                  <svg:desc>'Unnamed Project Simulation Magnitude Plot'.B1:'Unnamed Project Simulation Magnitude Plo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00000000">
                <text:p>2200000000</text:p>
                <draw:g>
                  <svg:desc>'Unnamed Project Simulation Magnitude Plot'.A2:'Unnamed Project Simulation Magnitude Plot'.A111</svg:desc>
                </draw:g>
              </table:table-cell>
              <table:table-cell office:value-type="float" office:value="14.0894176892">
                <text:p>14.0894176892</text:p>
                <draw:g>
                  <svg:desc>'Unnamed Project Simulation Magnitude Plot'.B2:'Unnamed Project Simulation Magnitude Plot'.B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3379718.17">
                <text:p>2203379718.17</text:p>
              </table:table-cell>
              <table:table-cell office:value-type="float" office:value="14.1986342245">
                <text:p>14.1986342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6764628.38">
                <text:p>2206764628.38</text:p>
              </table:table-cell>
              <table:table-cell office:value-type="float" office:value="14.3095838372">
                <text:p>14.3095838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10154738.61">
                <text:p>2210154738.61</text:p>
              </table:table-cell>
              <table:table-cell office:value-type="float" office:value="14.4223168448">
                <text:p>14.4223168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13550056.85">
                <text:p>2213550056.85</text:p>
              </table:table-cell>
              <table:table-cell office:value-type="float" office:value="14.5368857797">
                <text:p>14.53688577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16950591.1">
                <text:p>2216950591.1</text:p>
              </table:table-cell>
              <table:table-cell office:value-type="float" office:value="14.653345521">
                <text:p>14.653345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20356349.37">
                <text:p>2220356349.37</text:p>
              </table:table-cell>
              <table:table-cell office:value-type="float" office:value="14.7717534365">
                <text:p>14.7717534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23767339.68">
                <text:p>2223767339.68</text:p>
              </table:table-cell>
              <table:table-cell office:value-type="float" office:value="14.8921695358">
                <text:p>14.8921695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27183570.09">
                <text:p>2227183570.09</text:p>
              </table:table-cell>
              <table:table-cell office:value-type="float" office:value="15.0146566344">
                <text:p>15.0146566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30605048.62">
                <text:p>2230605048.62</text:p>
              </table:table-cell>
              <table:table-cell office:value-type="float" office:value="15.1392805318">
                <text:p>15.1392805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34031783.35">
                <text:p>2234031783.35</text:p>
              </table:table-cell>
              <table:table-cell office:value-type="float" office:value="15.2661102035">
                <text:p>15.2661102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37463782.36">
                <text:p>2237463782.36</text:p>
              </table:table-cell>
              <table:table-cell office:value-type="float" office:value="15.3952180089">
                <text:p>15.3952180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40901053.72">
                <text:p>2240901053.72</text:p>
              </table:table-cell>
              <table:table-cell office:value-type="float" office:value="15.5266799159">
                <text:p>15.5266799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44343605.54">
                <text:p>2244343605.54</text:p>
              </table:table-cell>
              <table:table-cell office:value-type="float" office:value="15.6605757453">
                <text:p>15.66057574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47791445.93">
                <text:p>2247791445.93</text:p>
              </table:table-cell>
              <table:table-cell office:value-type="float" office:value="15.7969894356">
                <text:p>15.79698943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1244583.02">
                <text:p>2251244583.02</text:p>
              </table:table-cell>
              <table:table-cell office:value-type="float" office:value="15.9360093313">
                <text:p>15.93600933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54703024.94">
                <text:p>2254703024.94</text:p>
              </table:table-cell>
              <table:table-cell office:value-type="float" office:value="16.077728497">
                <text:p>16.077728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58166779.84">
                <text:p>2258166779.84</text:p>
              </table:table-cell>
              <table:table-cell office:value-type="float" office:value="16.2222450589">
                <text:p>16.2222450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61635855.88">
                <text:p>2261635855.88</text:p>
              </table:table-cell>
              <table:table-cell office:value-type="float" office:value="16.3696625798">
                <text:p>16.36966257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65110261.24">
                <text:p>2265110261.24</text:p>
              </table:table-cell>
              <table:table-cell office:value-type="float" office:value="16.5200904674">
                <text:p>16.52009046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68590004.1">
                <text:p>2268590004.1</text:p>
              </table:table-cell>
              <table:table-cell office:value-type="float" office:value="16.673644423">
                <text:p>16.673644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2075092.68">
                <text:p>2272075092.68</text:p>
              </table:table-cell>
              <table:table-cell office:value-type="float" office:value="16.8304469334">
                <text:p>16.8304469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75565535.16">
                <text:p>2275565535.16</text:p>
              </table:table-cell>
              <table:table-cell office:value-type="float" office:value="16.9906278125">
                <text:p>16.9906278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79061339.79">
                <text:p>2279061339.79</text:p>
              </table:table-cell>
              <table:table-cell office:value-type="float" office:value="17.1543247972">
                <text:p>17.1543247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82562514.8">
                <text:p>2282562514.8</text:p>
              </table:table-cell>
              <table:table-cell office:value-type="float" office:value="17.3216842056">
                <text:p>17.32168420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86069068.44">
                <text:p>2286069068.44</text:p>
              </table:table-cell>
              <table:table-cell office:value-type="float" office:value="17.4928616652">
                <text:p>17.49286166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89581008.97">
                <text:p>2289581008.97</text:p>
              </table:table-cell>
              <table:table-cell office:value-type="float" office:value="17.6680229198">
                <text:p>17.66802291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93098344.67">
                <text:p>2293098344.67</text:p>
              </table:table-cell>
              <table:table-cell office:value-type="float" office:value="17.8473447255">
                <text:p>17.8473447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96621083.82">
                <text:p>2296621083.82</text:p>
              </table:table-cell>
              <table:table-cell office:value-type="float" office:value="18.0310158484">
                <text:p>18.03101584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00149234.73">
                <text:p>2300149234.73</text:p>
              </table:table-cell>
              <table:table-cell office:value-type="float" office:value="18.2192381782">
                <text:p>18.21923817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03682805.71">
                <text:p>2303682805.71</text:p>
              </table:table-cell>
              <table:table-cell office:value-type="float" office:value="18.4122279735">
                <text:p>18.41222797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7221805.09">
                <text:p>2307221805.09</text:p>
              </table:table-cell>
              <table:table-cell office:value-type="float" office:value="18.6102172584">
                <text:p>18.6102172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10766241.21">
                <text:p>2310766241.21</text:p>
              </table:table-cell>
              <table:table-cell office:value-type="float" office:value="18.8134553932">
                <text:p>18.81345539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14316122.41">
                <text:p>2314316122.41</text:p>
              </table:table-cell>
              <table:table-cell office:value-type="float" office:value="19.0222108461">
                <text:p>19.0222108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17871457.07">
                <text:p>2317871457.07</text:p>
              </table:table-cell>
              <table:table-cell office:value-type="float" office:value="19.2367731962">
                <text:p>19.2367731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21432253.56">
                <text:p>2321432253.56</text:p>
              </table:table-cell>
              <table:table-cell office:value-type="float" office:value="19.4574554068">
                <text:p>19.45745540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24998520.27">
                <text:p>2324998520.27</text:p>
              </table:table-cell>
              <table:table-cell office:value-type="float" office:value="19.6845964132">
                <text:p>19.68459641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28570265.61">
                <text:p>2328570265.61</text:p>
              </table:table-cell>
              <table:table-cell office:value-type="float" office:value="19.9185640783">
                <text:p>19.9185640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32147497.99">
                <text:p>2332147497.99</text:p>
              </table:table-cell>
              <table:table-cell office:value-type="float" office:value="20.1597585808">
                <text:p>20.15975858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35730225.84">
                <text:p>2335730225.84</text:p>
              </table:table-cell>
              <table:table-cell office:value-type="float" office:value="20.4086163153">
                <text:p>20.40861631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39318457.6">
                <text:p>2339318457.6</text:p>
              </table:table-cell>
              <table:table-cell office:value-type="float" office:value="20.6656143987">
                <text:p>20.66561439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42912201.74">
                <text:p>2342912201.74</text:p>
              </table:table-cell>
              <table:table-cell office:value-type="float" office:value="20.9312758992">
                <text:p>20.93127589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46511466.71">
                <text:p>2346511466.71</text:p>
              </table:table-cell>
              <table:table-cell office:value-type="float" office:value="21.2061759343">
                <text:p>21.20617593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50116261">
                <text:p>2350116261</text:p>
              </table:table-cell>
              <table:table-cell office:value-type="float" office:value="21.4909488134">
                <text:p>21.49094881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3726593.1">
                <text:p>2353726593.1</text:p>
              </table:table-cell>
              <table:table-cell office:value-type="float" office:value="21.7862964508">
                <text:p>21.78629645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57342471.52">
                <text:p>2357342471.52</text:p>
              </table:table-cell>
              <table:table-cell office:value-type="float" office:value="22.0929983269">
                <text:p>22.09299832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60963904.79">
                <text:p>2360963904.79</text:p>
              </table:table-cell>
              <table:table-cell office:value-type="float" office:value="22.4119233564">
                <text:p>22.41192335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64590901.43">
                <text:p>2364590901.43</text:p>
              </table:table-cell>
              <table:table-cell office:value-type="float" office:value="22.7440441156">
                <text:p>22.74404411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68223469.99">
                <text:p>2368223469.99</text:p>
              </table:table-cell>
              <table:table-cell office:value-type="float" office:value="23.0904540165">
                <text:p>23.09045401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71861619.03">
                <text:p>2371861619.03</text:p>
              </table:table-cell>
              <table:table-cell office:value-type="float" office:value="23.4523881929">
                <text:p>23.45238819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75505357.12">
                <text:p>2375505357.12</text:p>
              </table:table-cell>
              <table:table-cell office:value-type="float" office:value="23.831249102">
                <text:p>23.831249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79154692.86">
                <text:p>2379154692.86</text:p>
              </table:table-cell>
              <table:table-cell office:value-type="float" office:value="24.2286381837">
                <text:p>24.22863818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82809634.83">
                <text:p>2382809634.83</text:p>
              </table:table-cell>
              <table:table-cell office:value-type="float" office:value="24.6463953791">
                <text:p>24.64639537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86470191.65">
                <text:p>2386470191.65</text:p>
              </table:table-cell>
              <table:table-cell office:value-type="float" office:value="25.0866489756">
                <text:p>25.08664897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90136371.96">
                <text:p>2390136371.96</text:p>
              </table:table-cell>
              <table:table-cell office:value-type="float" office:value="25.551879195">
                <text:p>25.5518791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93808184.38">
                <text:p>2393808184.38</text:p>
              </table:table-cell>
              <table:table-cell office:value-type="float" office:value="26.0450003378">
                <text:p>26.04500033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7485637.56">
                <text:p>2397485637.56</text:p>
              </table:table-cell>
              <table:table-cell office:value-type="float" office:value="26.5694683874">
                <text:p>26.5694683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1168740.19">
                <text:p>2401168740.19</text:p>
              </table:table-cell>
              <table:table-cell office:value-type="float" office:value="27.1294241722">
                <text:p>27.12942417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4857500.92">
                <text:p>2404857500.92</text:p>
              </table:table-cell>
              <table:table-cell office:value-type="float" office:value="27.7298871913">
                <text:p>27.7298871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8551928.46">
                <text:p>2408551928.46</text:p>
              </table:table-cell>
              <table:table-cell office:value-type="float" office:value="28.377023267">
                <text:p>28.3770232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12252031.52">
                <text:p>2412252031.52</text:p>
              </table:table-cell>
              <table:table-cell office:value-type="float" office:value="29.0785225728">
                <text:p>29.07852257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15957818.8">
                <text:p>2415957818.8</text:p>
              </table:table-cell>
              <table:table-cell office:value-type="float" office:value="29.8441476055">
                <text:p>29.84414760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19669299.04">
                <text:p>2419669299.04</text:p>
              </table:table-cell>
              <table:table-cell office:value-type="float" office:value="30.6865519207">
                <text:p>30.68655192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23386480.99">
                <text:p>2423386480.99</text:p>
              </table:table-cell>
              <table:table-cell office:value-type="float" office:value="31.622547958">
                <text:p>31.6225479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27109373.41">
                <text:p>2427109373.41</text:p>
              </table:table-cell>
              <table:table-cell office:value-type="float" office:value="32.6751563948">
                <text:p>32.67515639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30837985.07">
                <text:p>2430837985.07</text:p>
              </table:table-cell>
              <table:table-cell office:value-type="float" office:value="33.8770975009">
                <text:p>33.87709750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34572324.75">
                <text:p>2434572324.75</text:p>
              </table:table-cell>
              <table:table-cell office:value-type="float" office:value="35.2771445664">
                <text:p>35.27714456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38312401.26">
                <text:p>2438312401.26</text:p>
              </table:table-cell>
              <table:table-cell office:value-type="float" office:value="36.9527174376">
                <text:p>36.95271743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42058223.41">
                <text:p>2442058223.41</text:p>
              </table:table-cell>
              <table:table-cell office:value-type="float" office:value="39.0379123056">
                <text:p>39.03791230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45809800.02">
                <text:p>2445809800.02</text:p>
              </table:table-cell>
              <table:table-cell office:value-type="float" office:value="41.7972959031">
                <text:p>41.79729590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49567139.94">
                <text:p>2449567139.94</text:p>
              </table:table-cell>
              <table:table-cell office:value-type="float" office:value="45.8810059644">
                <text:p>45.88100596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53330252.01">
                <text:p>2453330252.01</text:p>
              </table:table-cell>
              <table:table-cell office:value-type="float" office:value="53.8852443926">
                <text:p>53.88524439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57099145.12">
                <text:p>2457099145.12</text:p>
              </table:table-cell>
              <table:table-cell office:value-type="float" office:value="59.6025903721">
                <text:p>59.60259037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60873828.13">
                <text:p>2460873828.13</text:p>
              </table:table-cell>
              <table:table-cell office:value-type="float" office:value="47.6918027327">
                <text:p>47.69180273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64654309.94">
                <text:p>2464654309.94</text:p>
              </table:table-cell>
              <table:table-cell office:value-type="float" office:value="42.8384273577">
                <text:p>42.83842735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68440599.46">
                <text:p>2468440599.46</text:p>
              </table:table-cell>
              <table:table-cell office:value-type="float" office:value="39.7353419145">
                <text:p>39.73534191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72232705.62">
                <text:p>2472232705.62</text:p>
              </table:table-cell>
              <table:table-cell office:value-type="float" office:value="37.4475913391">
                <text:p>37.44759133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76030637.34">
                <text:p>2476030637.34</text:p>
              </table:table-cell>
              <table:table-cell office:value-type="float" office:value="35.6334910492">
                <text:p>35.63349104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79834403.59">
                <text:p>2479834403.59</text:p>
              </table:table-cell>
              <table:table-cell office:value-type="float" office:value="34.1293609052">
                <text:p>34.12936090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83644013.31">
                <text:p>2483644013.31</text:p>
              </table:table-cell>
              <table:table-cell office:value-type="float" office:value="32.8439925899">
                <text:p>32.84399258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87459475.49">
                <text:p>2487459475.49</text:p>
              </table:table-cell>
              <table:table-cell office:value-type="float" office:value="31.7213182535">
                <text:p>31.72131825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91280799.12">
                <text:p>2491280799.12</text:p>
              </table:table-cell>
              <table:table-cell office:value-type="float" office:value="30.7243963503">
                <text:p>30.72439635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5107993.2">
                <text:p>2495107993.2</text:p>
              </table:table-cell>
              <table:table-cell office:value-type="float" office:value="29.8275938159">
                <text:p>29.82759381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98941066.75">
                <text:p>2498941066.75</text:p>
              </table:table-cell>
              <table:table-cell office:value-type="float" office:value="29.0123948393">
                <text:p>29.01239483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02780028.81">
                <text:p>2502780028.81</text:p>
              </table:table-cell>
              <table:table-cell office:value-type="float" office:value="28.2649877514">
                <text:p>28.26498775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06624888.42">
                <text:p>2506624888.42</text:p>
              </table:table-cell>
              <table:table-cell office:value-type="float" office:value="27.574795181">
                <text:p>27.5747951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10475654.64">
                <text:p>2510475654.64</text:p>
              </table:table-cell>
              <table:table-cell office:value-type="float" office:value="26.9335369266">
                <text:p>26.93353692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14332336.54">
                <text:p>2514332336.54</text:p>
              </table:table-cell>
              <table:table-cell office:value-type="float" office:value="26.3346094342">
                <text:p>26.33460943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18194943.21">
                <text:p>2518194943.21</text:p>
              </table:table-cell>
              <table:table-cell office:value-type="float" office:value="25.7726616087">
                <text:p>25.77266160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22063483.76">
                <text:p>2522063483.76</text:p>
              </table:table-cell>
              <table:table-cell office:value-type="float" office:value="25.2432968308">
                <text:p>25.24329683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25937967.29">
                <text:p>2525937967.29</text:p>
              </table:table-cell>
              <table:table-cell office:value-type="float" office:value="24.7428586403">
                <text:p>24.74285864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29818402.95">
                <text:p>2529818402.95</text:p>
              </table:table-cell>
              <table:table-cell office:value-type="float" office:value="24.2682733885">
                <text:p>24.26827338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33704799.87">
                <text:p>2533704799.87</text:p>
              </table:table-cell>
              <table:table-cell office:value-type="float" office:value="23.8169326009">
                <text:p>23.81693260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37597167.21">
                <text:p>2537597167.21</text:p>
              </table:table-cell>
              <table:table-cell office:value-type="float" office:value="23.3866036009">
                <text:p>23.38660360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41495514.14">
                <text:p>2541495514.14</text:p>
              </table:table-cell>
              <table:table-cell office:value-type="float" office:value="22.9753606182">
                <text:p>22.97536061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45399849.85">
                <text:p>2545399849.85</text:p>
              </table:table-cell>
              <table:table-cell office:value-type="float" office:value="22.581530994">
                <text:p>22.5815309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49310183.54">
                <text:p>2549310183.54</text:p>
              </table:table-cell>
              <table:table-cell office:value-type="float" office:value="22.2036526806">
                <text:p>22.20365268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53226524.43">
                <text:p>2553226524.43</text:p>
              </table:table-cell>
              <table:table-cell office:value-type="float" office:value="21.8404403021">
                <text:p>21.84044030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57148881.73">
                <text:p>2557148881.73</text:p>
              </table:table-cell>
              <table:table-cell office:value-type="float" office:value="21.4907577883">
                <text:p>21.49075778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61077264.7">
                <text:p>2561077264.7</text:p>
              </table:table-cell>
              <table:table-cell office:value-type="float" office:value="21.1535961101">
                <text:p>21.15359611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65011682.6">
                <text:p>2565011682.6</text:p>
              </table:table-cell>
              <table:table-cell office:value-type="float" office:value="20.8280550167">
                <text:p>20.82805501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68952144.68">
                <text:p>2568952144.68</text:p>
              </table:table-cell>
              <table:table-cell office:value-type="float" office:value="20.5133279402">
                <text:p>20.51332794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72898660.24">
                <text:p>2572898660.24</text:p>
              </table:table-cell>
              <table:table-cell office:value-type="float" office:value="20.208689432">
                <text:p>20.2086894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76851238.58">
                <text:p>2576851238.58</text:p>
              </table:table-cell>
              <table:table-cell office:value-type="float" office:value="19.9134846366">
                <text:p>19.91348463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80809889.02">
                <text:p>2580809889.02</text:p>
              </table:table-cell>
              <table:table-cell office:value-type="float" office:value="19.6271204196">
                <text:p>19.62712041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84774620.87">
                <text:p>2584774620.87</text:p>
              </table:table-cell>
              <table:table-cell office:value-type="float" office:value="19.3490578469">
                <text:p>19.34905784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88745443.48">
                <text:p>2588745443.48</text:p>
              </table:table-cell>
              <table:table-cell office:value-type="float" office:value="19.0788057757">
                <text:p>19.07880577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92722366.21">
                <text:p>2592722366.21</text:p>
              </table:table-cell>
              <table:table-cell office:value-type="float" office:value="18.8159153657">
                <text:p>18.81591536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96705398.43">
                <text:p>2596705398.43</text:p>
              </table:table-cell>
              <table:table-cell office:value-type="float" office:value="18.5599753564">
                <text:p>18.55997535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00694549.53">
                <text:p>2600694549.53</text:p>
              </table:table-cell>
              <table:table-cell office:value-type="float" office:value="18.3106079853">
                <text:p>18.31060798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